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5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15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5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6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6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7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7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7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7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7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7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7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7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80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18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8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8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8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8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8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8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8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8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9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9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9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9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9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9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9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9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9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9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0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0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0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0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0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0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0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1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1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1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1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1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1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1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17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1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1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2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2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2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2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2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2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2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2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2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2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3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3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3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3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3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3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3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3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3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3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4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4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4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4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4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4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4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4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4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4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5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5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5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5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54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5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5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5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5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5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6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6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6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6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6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6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6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6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6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6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7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7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7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7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7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7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7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7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7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7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8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8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8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8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8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8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8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8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8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8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9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9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9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9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9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9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9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9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9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9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0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0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0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0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0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0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0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0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0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0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1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1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1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1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1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1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1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1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1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1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2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2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22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2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2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2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2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2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2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2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3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3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3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3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3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3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3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3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3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3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4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4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4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4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4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4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4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4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4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4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5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5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5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5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5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5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5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5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5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5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6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6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6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6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6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6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6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6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6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6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7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7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7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7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7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7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7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8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8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6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38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88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38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9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9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4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39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9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8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39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0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2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40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0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6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40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0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1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1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1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1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2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2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42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2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2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3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3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43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3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3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3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3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3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3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3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4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4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4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4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4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4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4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4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4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4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50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45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5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5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5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5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5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5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5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5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6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6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6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6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6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6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6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6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6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6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7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7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7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7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7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7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7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7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7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7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8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81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48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8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8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8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8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8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8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8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9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9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9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9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9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9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9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9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9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9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0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0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0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0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0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0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0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0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0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0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1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1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12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51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1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1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1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1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1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1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2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2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2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2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2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2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2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2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2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2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3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3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3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3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3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3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3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3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3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3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4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4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4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43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54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4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4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4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4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4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5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5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5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5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5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5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5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5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5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5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6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6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6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6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6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6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6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6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6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6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7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7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7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7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74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575" style:family="text">
      <style:text-properties fo:font-size="10.00pt" fo:font-weight="bold" fo:font-family="Calibri" style:font-family-asian="Calibri" style:font-family-complex="Calibri" fo:background-color="transparent" fo:color="#e8bf6a"/>
    </style:style>
    <style:style style:name="T576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IM</text:span></text:p>
      <text:p text:style-name="P1"><text:span text:style-name="T1">Design a gas booking app</text:span></text:p>
      <text:p text:style-name="P1"><text:span text:style-name="T1"/></text:p>
      <text:p text:style-name="P1"><text:span text:style-name="T2">mainactivity.java</text:span></text:p>
      <text:p text:style-name="P1"><text:span text:style-name="T2"/></text:p>
      <text:p text:style-name="P2"><text:span text:style-name="T3"><text:line-break/></text:span><text:span text:style-name="T4">package<text:s/></text:span><text:span text:style-name="T5">com.example.gasbookinapp</text:span><text:span text:style-name="T6">;<text:line-break/><text:line-break/>import<text:s/></text:span><text:span text:style-name="T7">androidx.appcompat.app.AppCompatActivity</text:span><text:span text:style-name="T8">;<text:line-break/><text:line-break/>import<text:s/></text:span><text:span text:style-name="T9">android.content.Intent</text:span><text:span text:style-name="T10">;<text:line-break/>import<text:s/></text:span><text:span text:style-name="T11">android.content.SharedPreferences</text:span><text:span text:style-name="T12">;<text:line-break/>import<text:s/></text:span><text:span text:style-name="T13">android.os.Bundle</text:span><text:span text:style-name="T14">;<text:line-break/>import<text:s/></text:span><text:span text:style-name="T15">android.view.View</text:span><text:span text:style-name="T16">;<text:line-break/>import<text:s/></text:span><text:span text:style-name="T17">android.widget.EditText</text:span><text:span text:style-name="T18">;<text:line-break/><text:line-break/>public class<text:s/></text:span><text:span text:style-name="T19">MainActivity<text:s/></text:span><text:span text:style-name="T20">extends<text:s/></text:span><text:span text:style-name="T21">AppCompatActivity {<text:line-break/><text:s text:c="4"/>String<text:s/></text:span><text:span text:style-name="T22">distributor</text:span><text:span text:style-name="T23">;<text:line-break/><text:s text:c="4"/></text:span><text:span text:style-name="T24">String<text:s/></text:span><text:span text:style-name="T25">consumer</text:span><text:span text:style-name="T26">;<text:line-break/><text:s text:c="4"/></text:span><text:span text:style-name="T27">String<text:s/></text:span><text:span text:style-name="T28">Phone</text:span><text:span text:style-name="T29">;<text:line-break/><text:s text:c="4"/></text:span><text:span text:style-name="T30">@Override<text:line-break/><text:s text:c="4"/></text:span><text:span text:style-name="T31">protected void<text:s/></text:span><text:span text:style-name="T32">onCreate</text:span><text:span text:style-name="T33">(Bundle savedInstanceState) {<text:line-break/><text:s text:c="8"/></text:span><text:span text:style-name="T34">super</text:span><text:span text:style-name="T35">.onCreate(savedInstanceState)</text:span><text:span text:style-name="T36">;<text:line-break/><text:s text:c="8"/></text:span><text:span text:style-name="T37">setContentView(R.layout.</text:span><text:span text:style-name="T38">activity_main</text:span><text:span text:style-name="T39">)</text:span><text:span text:style-name="T40">;<text:line-break/><text:s text:c="4"/></text:span><text:span text:style-name="T41">}<text:line-break/><text:s text:c="4"/></text:span><text:span text:style-name="T42">public void<text:s/></text:span><text:span text:style-name="T43">onSubmit</text:span><text:span text:style-name="T44">(View view){<text:line-break/><text:s text:c="8"/>EditText distributor=(EditText) findViewById(R.id.</text:span><text:span text:style-name="T45">editTextTextPersonName</text:span><text:span text:style-name="T46">)</text:span><text:span text:style-name="T47">;<text:line-break/><text:s text:c="8"/></text:span><text:span text:style-name="T48">EditText consumer=(EditText)<text:s text:c="2"/>findViewById(R.id.</text:span><text:span text:style-name="T49">editTextTextPersonName2</text:span><text:span text:style-name="T50">)</text:span><text:span text:style-name="T51">;<text:line-break/><text:s text:c="8"/></text:span><text:span text:style-name="T52">EditText phone = (EditText) findViewById(R.id.</text:span><text:span text:style-name="T53">editTextTextPersonName3</text:span><text:span text:style-name="T54">)</text:span><text:span text:style-name="T55">;<text:line-break/><text:line-break/><text:s text:c="8"/></text:span><text:span text:style-name="T56">Intent i =<text:s/></text:span><text:span text:style-name="T57">new<text:s/></text:span><text:span text:style-name="T58">Intent(getApplicationContext()</text:span><text:span text:style-name="T59">,</text:span><text:span text:style-name="T60">MainActivity2.</text:span><text:span text:style-name="T61">class</text:span><text:span text:style-name="T62">)</text:span><text:span text:style-name="T63">;<text:line-break/><text:line-break/><text:line-break/><text:line-break/><text:s text:c="8"/></text:span><text:span text:style-name="T64">Phone<text:s/></text:span><text:span text:style-name="T65">= phone.getText().toString()</text:span><text:span text:style-name="T66">;<text:line-break/><text:line-break/><text:s text:c="8"/></text:span><text:span text:style-name="T67">SharedPreferences sharedPreferences = getSharedPreferences(</text:span><text:span text:style-name="T68">"MySharedPref"</text:span><text:span text:style-name="T69">,</text:span><text:span text:style-name="T70">MODE_PRIVATE</text:span><text:span text:style-name="T71">)</text:span><text:span text:style-name="T72">;<text:line-break/><text:s text:c="8"/></text:span><text:span text:style-name="T73">SharedPreferences.Editor myEdit = sharedPreferences.edit()</text:span><text:span text:style-name="T74">;<text:line-break/><text:s text:c="8"/></text:span><text:span text:style-name="T75">myEdit.putString(</text:span><text:span text:style-name="T76">"distributor"</text:span><text:span text:style-name="T77">,</text:span><text:span text:style-name="T78">distributor.getText().toString())</text:span><text:span text:style-name="T79">;<text:line-break/><text:s text:c="8"/></text:span><text:span text:style-name="T80">myEdit.putString(</text:span><text:span text:style-name="T81">"consumer"</text:span><text:span text:style-name="T82">,</text:span><text:span text:style-name="T83">consumer.getText().toString())</text:span><text:span text:style-name="T84">;<text:line-break/><text:s text:c="8"/></text:span><text:span text:style-name="T85">myEdit.putString(</text:span><text:span text:style-name="T86">"phone"</text:span><text:span text:style-name="T87">,<text:s/></text:span><text:span text:style-name="T88">phone.getText().toString())</text:span><text:span text:style-name="T89">;<text:line-break/><text:s text:c="8"/></text:span><text:span text:style-name="T90">myEdit.apply()</text:span><text:span text:style-name="T91">;<text:line-break/><text:s text:c="8"/></text:span><text:span text:style-name="T92">i.putExtra(</text:span><text:span text:style-name="T93">"distributor"</text:span><text:span text:style-name="T94">,</text:span><text:span text:style-name="T95">distributor)</text:span><text:span text:style-name="T96">;<text:line-break/><text:s text:c="8"/></text:span><text:span text:style-name="T97">i.putExtra(</text:span><text:span text:style-name="T98">"consumer"</text:span><text:span text:style-name="T99">,</text:span><text:span text:style-name="T100">consumer)</text:span><text:span text:style-name="T101">;<text:line-break/><text:s text:c="8"/></text:span><text:span text:style-name="T102">i.putExtra(</text:span><text:span text:style-name="T103">"Phone"</text:span><text:span text:style-name="T104">,</text:span><text:span text:style-name="T105">Phone</text:span><text:span text:style-name="T106">)</text:span><text:span text:style-name="T107">;<text:line-break/><text:line-break/><text:s text:c="8"/></text:span><text:span text:style-name="T108">startActivity(i)</text:span><text:span text:style-name="T109">;<text:line-break/><text:s text:c="4"/></text:span><text:span text:style-name="T110">}<text:line-break/><text:line-break/><text:s text:c="4"/></text:span><text:span text:style-name="T111">@Override<text:line-break/><text:s text:c="4"/></text:span><text:span text:style-name="T112">protected void<text:s/></text:span><text:span text:style-name="T113">onResume</text:span><text:span text:style-name="T114">() {<text:line-break/><text:s text:c="8"/></text:span><text:span text:style-name="T115">super</text:span><text:span text:style-name="T116">.onResume()</text:span><text:span text:style-name="T117">;<text:line-break/><text:s text:c="8"/></text:span><text:span text:style-name="T118">EditText name = (EditText) findViewById(R.id.</text:span><text:span text:style-name="T119">editTextTextPersonName</text:span><text:span text:style-name="T120">)</text:span><text:span text:style-name="T121">;<text:line-break/><text:s text:c="8"/></text:span><text:span text:style-name="T122">EditText add = (EditText) findViewById(R.id.</text:span><text:span text:style-name="T123">editTextTextPersonName2</text:span><text:span text:style-name="T124">)</text:span><text:span text:style-name="T125">;<text:line-break/><text:s text:c="8"/></text:span><text:span text:style-name="T126">EditText phone = (EditText) findViewById(R.id.</text:span><text:span text:style-name="T127">editTextTextPersonName3</text:span><text:span text:style-name="T128">)</text:span><text:span text:style-name="T129">;<text:line-break/><text:s text:c="8"/></text:span><text:span text:style-name="T130">SharedPreferences sh = getSharedPreferences(</text:span><text:span text:style-name="T131">"MySharedPref"</text:span><text:span text:style-name="T132">,<text:s/></text:span><text:span text:style-name="T133">MODE_PRIVATE</text:span><text:span text:style-name="T134">)</text:span><text:span text:style-name="T135">;<text:line-break/><text:s text:c="8"/></text:span><text:span text:style-name="T136">name.setText(sh.getString(</text:span><text:span text:style-name="T137">"distributor"</text:span><text:span text:style-name="T138">,</text:span><text:span text:style-name="T139">""</text:span><text:span text:style-name="T140">)</text:span><text:span text:style-name="T141">;<text:line-break/><text:s text:c="8"/></text:span><text:span text:style-name="T142">add.setText(sh.getString(</text:span><text:span text:style-name="T143">"consumer"</text:span><text:span text:style-name="T144">,</text:span><text:span text:style-name="T145">""</text:span><text:span text:style-name="T146">))</text:span><text:span text:style-name="T147">;<text:line-break/><text:s text:c="8"/></text:span><text:span text:style-name="T148">phone.setText(sh.getString(</text:span><text:span text:style-name="T149">"phone"</text:span><text:span text:style-name="T150">,</text:span><text:span text:style-name="T151">""</text:span><text:span text:style-name="T152">))</text:span><text:span text:style-name="T153">;<text:line-break/><text:line-break/><text:line-break/><text:s text:c="4"/></text:span><text:span text:style-name="T154">}<text:line-break/>}</text:span></text:p>
      <text:p text:style-name="P3"><text:span text:style-name="T155">activity_main.xml</text:span></text:p>
      <text:p text:style-name="P3"><text:span text:style-name="T155"/></text:p>
      <text:p text:style-name="P4"><text:span text:style-name="T156">&lt;?</text:span><text:span text:style-name="T157">xml version</text:span><text:span text:style-name="T158">="1.0"<text:s/></text:span><text:span text:style-name="T159">encoding</text:span><text:span text:style-name="T160">="utf-8"</text:span><text:span text:style-name="T161">?&gt;<text:line-break/>&lt;androidx.constraintlayout.widget.ConstraintLayout<text:s/></text:span><text:span text:style-name="T162">xmlns:</text:span><text:span text:style-name="T163">android</text:span><text:span text:style-name="T164">="http://schemas.android.com/apk/res/android"<text:line-break/><text:s text:c="4"/></text:span><text:span text:style-name="T165">xmlns:</text:span><text:span text:style-name="T166">app</text:span><text:span text:style-name="T167">="http://schemas.android.com/apk/res-auto"<text:line-break/><text:s text:c="4"/></text:span><text:span text:style-name="T168">xmlns:</text:span><text:span text:style-name="T169">tools</text:span><text:span text:style-name="T170">="http://schemas.android.com/tools"<text:line-break/><text:s text:c="4"/></text:span><text:span text:style-name="T171">android</text:span><text:span text:style-name="T172">:layout_width</text:span><text:span text:style-name="T173">="match_parent"<text:line-break/><text:s text:c="4"/></text:span><text:span text:style-name="T174">android</text:span><text:span text:style-name="T175">:layout_height</text:span><text:span text:style-name="T176">="match_parent"<text:line-break/><text:s text:c="4"/></text:span><text:span text:style-name="T177">tools</text:span><text:span text:style-name="T178">:context</text:span><text:span text:style-name="T179">=".MainActivity"</text:span><text:span text:style-name="T180">&gt;<text:line-break/><text:line-break/><text:s text:c="4"/>&lt;EditText<text:line-break/><text:s text:c="8"/></text:span><text:span text:style-name="T181">android</text:span><text:span text:style-name="T182">:id</text:span><text:span text:style-name="T183">="@+id/editTextTextPersonName"<text:line-break/><text:s text:c="8"/></text:span><text:span text:style-name="T184">android</text:span><text:span text:style-name="T185">:layout_width</text:span><text:span text:style-name="T186">="287dp"<text:line-break/><text:s text:c="8"/></text:span><text:span text:style-name="T187">android</text:span><text:span text:style-name="T188">:layout_height</text:span><text:span text:style-name="T189">="46dp"<text:line-break/><text:s text:c="8"/></text:span><text:span text:style-name="T190">android</text:span><text:span text:style-name="T191">:ems</text:span><text:span text:style-name="T192">="10"<text:line-break/><text:s text:c="8"/></text:span><text:span text:style-name="T193">android</text:span><text:span text:style-name="T194">:hint</text:span><text:span text:style-name="T195">="Enter the distributor code"<text:line-break/><text:s text:c="8"/></text:span><text:span text:style-name="T196">android</text:span><text:span text:style-name="T197">:inputType</text:span><text:span text:style-name="T198">="textPersonName"<text:line-break/><text:s text:c="8"/></text:span><text:span text:style-name="T199">app</text:span><text:span text:style-name="T200">:layout_constraintBottom_toBottomOf</text:span><text:span text:style-name="T201">="parent"<text:line-break/><text:s text:c="8"/></text:span><text:span text:style-name="T202">app</text:span><text:span text:style-name="T203">:layout_constraintEnd_toEndOf</text:span><text:span text:style-name="T204">="parent"<text:line-break/><text:s text:c="8"/></text:span><text:span text:style-name="T205">app</text:span><text:span text:style-name="T206">:layout_constraintHorizontal_bias</text:span><text:span text:style-name="T207">="0.572"<text:line-break/><text:s text:c="8"/></text:span><text:span text:style-name="T208">app</text:span><text:span text:style-name="T209">:layout_constraintStart_toStartOf</text:span><text:span text:style-name="T210">="parent"<text:line-break/><text:s text:c="8"/></text:span><text:span text:style-name="T211">app</text:span><text:span text:style-name="T212">:layout_constraintTop_toTopOf</text:span><text:span text:style-name="T213">="parent"<text:line-break/><text:s text:c="8"/></text:span><text:span text:style-name="T214">app</text:span><text:span text:style-name="T215">:layout_constraintVertical_bias</text:span><text:span text:style-name="T216">="0.332"<text:s/></text:span><text:span text:style-name="T217">/&gt;<text:line-break/><text:line-break/><text:s text:c="4"/>&lt;EditText<text:line-break/><text:s text:c="8"/></text:span><text:span text:style-name="T218">android</text:span><text:span text:style-name="T219">:id</text:span><text:span text:style-name="T220">="@+id/editTextTextPersonName2"<text:line-break/><text:s text:c="8"/></text:span><text:span text:style-name="T221">android</text:span><text:span text:style-name="T222">:layout_width</text:span><text:span text:style-name="T223">="287dp"<text:line-break/><text:s text:c="8"/></text:span><text:span text:style-name="T224">android</text:span><text:span text:style-name="T225">:layout_height</text:span><text:span text:style-name="T226">="46dp"<text:line-break/><text:s text:c="8"/></text:span><text:span text:style-name="T227">android</text:span><text:span text:style-name="T228">:ems</text:span><text:span text:style-name="T229">="10"<text:line-break/><text:s text:c="8"/></text:span><text:span text:style-name="T230">android</text:span><text:span text:style-name="T231">:hint</text:span><text:span text:style-name="T232">="enter the consumer code"<text:line-break/><text:s text:c="8"/></text:span><text:span text:style-name="T233">android</text:span><text:span text:style-name="T234">:inputType</text:span><text:span text:style-name="T235">="textPersonName"<text:line-break/><text:s text:c="8"/></text:span><text:span text:style-name="T236">app</text:span><text:span text:style-name="T237">:layout_constraintBottom_toBottomOf</text:span><text:span text:style-name="T238">="parent"<text:line-break/><text:s text:c="8"/></text:span><text:span text:style-name="T239">app</text:span><text:span text:style-name="T240">:layout_constraintEnd_toEndOf</text:span><text:span text:style-name="T241">="parent"<text:line-break/><text:s text:c="8"/></text:span><text:span text:style-name="T242">app</text:span><text:span text:style-name="T243">:layout_constraintHorizontal_bias</text:span><text:span text:style-name="T244">="0.572"<text:line-break/><text:s text:c="8"/></text:span><text:span text:style-name="T245">app</text:span><text:span text:style-name="T246">:layout_constraintStart_toStartOf</text:span><text:span text:style-name="T247">="parent"<text:line-break/><text:s text:c="8"/></text:span><text:span text:style-name="T248">app</text:span><text:span text:style-name="T249">:layout_constraintTop_toBottomOf</text:span><text:span text:style-name="T250">="@+id/editTextTextPersonName"<text:line-break/><text:s text:c="8"/></text:span><text:span text:style-name="T251">app</text:span><text:span text:style-name="T252">:layout_constraintVertical_bias</text:span><text:span text:style-name="T253">="0.046"<text:s/></text:span><text:span text:style-name="T254">/&gt;<text:line-break/><text:line-break/><text:s text:c="4"/>&lt;EditText<text:line-break/><text:s text:c="8"/></text:span><text:span text:style-name="T255">android</text:span><text:span text:style-name="T256">:id</text:span><text:span text:style-name="T257">="@+id/editTextTextPersonName3"<text:line-break/><text:s text:c="8"/></text:span><text:span text:style-name="T258">android</text:span><text:span text:style-name="T259">:layout_width</text:span><text:span text:style-name="T260">="287dp"<text:line-break/><text:s text:c="8"/></text:span><text:span text:style-name="T261">android</text:span><text:span text:style-name="T262">:layout_height</text:span><text:span text:style-name="T263">="46dp"<text:line-break/><text:s text:c="8"/></text:span><text:span text:style-name="T264">android</text:span><text:span text:style-name="T265">:ems</text:span><text:span text:style-name="T266">="10"<text:line-break/><text:s text:c="8"/></text:span><text:span text:style-name="T267">android</text:span><text:span text:style-name="T268">:hint</text:span><text:span text:style-name="T269">="Enter the registered mobile number"<text:line-break/><text:s text:c="8"/></text:span><text:span text:style-name="T270">android</text:span><text:span text:style-name="T271">:inputType</text:span><text:span text:style-name="T272">="textPersonName"<text:line-break/><text:s text:c="8"/></text:span><text:span text:style-name="T273">app</text:span><text:span text:style-name="T274">:layout_constraintBottom_toBottomOf</text:span><text:span text:style-name="T275">="parent"<text:line-break/><text:s text:c="8"/></text:span><text:span text:style-name="T276">app</text:span><text:span text:style-name="T277">:layout_constraintEnd_toEndOf</text:span><text:span text:style-name="T278">="parent"<text:line-break/><text:s text:c="8"/></text:span><text:span text:style-name="T279">app</text:span><text:span text:style-name="T280">:layout_constraintHorizontal_bias</text:span><text:span text:style-name="T281">="0.572"<text:line-break/><text:s text:c="8"/></text:span><text:span text:style-name="T282">app</text:span><text:span text:style-name="T283">:layout_constraintStart_toStartOf</text:span><text:span text:style-name="T284">="parent"<text:line-break/><text:s text:c="8"/></text:span><text:span text:style-name="T285">app</text:span><text:span text:style-name="T286">:layout_constraintTop_toTopOf</text:span><text:span text:style-name="T287">="parent"<text:line-break/><text:s text:c="8"/></text:span><text:span text:style-name="T288">app</text:span><text:span text:style-name="T289">:layout_constraintVertical_bias</text:span><text:span text:style-name="T290">="0.522"<text:s/></text:span><text:span text:style-name="T291">/&gt;<text:line-break/><text:line-break/><text:s text:c="4"/>&lt;Button<text:line-break/><text:s text:c="8"/></text:span><text:span text:style-name="T292">android</text:span><text:span text:style-name="T293">:id</text:span><text:span text:style-name="T294">="@+id/button"<text:line-break/><text:s text:c="8"/></text:span><text:span text:style-name="T295">android</text:span><text:span text:style-name="T296">:layout_width</text:span><text:span text:style-name="T297">="wrap_content"<text:line-break/><text:s text:c="8"/></text:span><text:span text:style-name="T298">android</text:span><text:span text:style-name="T299">:layout_height</text:span><text:span text:style-name="T300">="wrap_content"<text:line-break/><text:s text:c="8"/></text:span><text:span text:style-name="T301">android</text:span><text:span text:style-name="T302">:text</text:span><text:span text:style-name="T303">="BOOK"<text:line-break/><text:s text:c="8"/></text:span><text:span text:style-name="T304">app</text:span><text:span text:style-name="T305">:layout_constraintBottom_toBottomOf</text:span><text:span text:style-name="T306">="parent"<text:line-break/><text:s text:c="8"/></text:span><text:span text:style-name="T307">app</text:span><text:span text:style-name="T308">:layout_constraintEnd_toEndOf</text:span><text:span text:style-name="T309">="parent"<text:line-break/><text:s text:c="8"/></text:span><text:span text:style-name="T310">app</text:span><text:span text:style-name="T311">:layout_constraintHorizontal_bias</text:span><text:span text:style-name="T312">="0.498"<text:line-break/><text:s text:c="8"/></text:span><text:span text:style-name="T313">app</text:span><text:span text:style-name="T314">:layout_constraintStart_toStartOf</text:span><text:span text:style-name="T315">="parent"<text:line-break/><text:s text:c="8"/></text:span><text:span text:style-name="T316">app</text:span><text:span text:style-name="T317">:layout_constraintTop_toTopOf</text:span><text:span text:style-name="T318">="parent"<text:line-break/><text:s text:c="8"/></text:span><text:span text:style-name="T319">app</text:span><text:span text:style-name="T320">:layout_constraintVertical_bias</text:span><text:span text:style-name="T321">="0.68"<text:s/></text:span><text:span text:style-name="T322">/&gt;<text:line-break/><text:line-break/><text:s text:c="4"/>&lt;TextView<text:line-break/><text:s text:c="8"/></text:span><text:span text:style-name="T323">android</text:span><text:span text:style-name="T324">:id</text:span><text:span text:style-name="T325">="@+id/textView2"<text:line-break/><text:s text:c="8"/></text:span><text:span text:style-name="T326">android</text:span><text:span text:style-name="T327">:layout_width</text:span><text:span text:style-name="T328">="172dp"<text:line-break/><text:s text:c="8"/></text:span><text:span text:style-name="T329">android</text:span><text:span text:style-name="T330">:layout_height</text:span><text:span text:style-name="T331">="57dp"<text:line-break/><text:s text:c="8"/></text:span><text:span text:style-name="T332">android</text:span><text:span text:style-name="T333">:background</text:span><text:span text:style-name="T334">="#2345615F"<text:line-break/><text:s text:c="8"/></text:span><text:span text:style-name="T335">android</text:span><text:span text:style-name="T336">:text</text:span><text:span text:style-name="T337">="BOOK HERE"<text:line-break/><text:s text:c="8"/></text:span><text:span text:style-name="T338">android</text:span><text:span text:style-name="T339">:textAlignment</text:span><text:span text:style-name="T340">="center"<text:line-break/><text:s text:c="8"/></text:span><text:span text:style-name="T341">android</text:span><text:span text:style-name="T342">:textColorHighlight</text:span><text:span text:style-name="T343">="#673AB7"<text:line-break/><text:s text:c="8"/></text:span><text:span text:style-name="T344">android</text:span><text:span text:style-name="T345">:textColorLink</text:span><text:span text:style-name="T346">="#48E14E"<text:line-break/><text:s text:c="8"/></text:span><text:span text:style-name="T347">android</text:span><text:span text:style-name="T348">:textSize</text:span><text:span text:style-name="T349">="24sp"<text:line-break/><text:s text:c="8"/></text:span><text:span text:style-name="T350">android</text:span><text:span text:style-name="T351">:textStyle</text:span><text:span text:style-name="T352">="bold"<text:line-break/><text:s text:c="8"/></text:span><text:span text:style-name="T353">app</text:span><text:span text:style-name="T354">:layout_constraintBottom_toBottomOf</text:span><text:span text:style-name="T355">="parent"<text:line-break/><text:s text:c="8"/></text:span><text:span text:style-name="T356">app</text:span><text:span text:style-name="T357">:layout_constraintEnd_toEndOf</text:span><text:span text:style-name="T358">="parent"<text:line-break/><text:s text:c="8"/></text:span><text:span text:style-name="T359">app</text:span><text:span text:style-name="T360">:layout_constraintHorizontal_bias</text:span><text:span text:style-name="T361">="0.498"<text:line-break/><text:s text:c="8"/></text:span><text:span text:style-name="T362">app</text:span><text:span text:style-name="T363">:layout_constraintStart_toStartOf</text:span><text:span text:style-name="T364">="parent"<text:line-break/><text:s text:c="8"/></text:span><text:span text:style-name="T365">app</text:span><text:span text:style-name="T366">:layout_constraintTop_toTopOf</text:span><text:span text:style-name="T367">="parent"<text:line-break/><text:s text:c="8"/></text:span><text:span text:style-name="T368">app</text:span><text:span text:style-name="T369">:layout_constraintVertical_bias</text:span><text:span text:style-name="T370">="0.15"<text:s/></text:span><text:span text:style-name="T371">/&gt;<text:line-break/>&lt;/androidx.constraintlayout.widget.ConstraintLayout&gt;</text:span></text:p>
      <text:p text:style-name="P5"><text:span text:style-name="T372"/></text:p>
      <text:p text:style-name="P5"><text:span text:style-name="T373">mainactivity2.java</text:span></text:p>
      <text:p text:style-name="P5"><text:span text:style-name="T373"/></text:p>
      <text:p text:style-name="P6"><text:span text:style-name="T374">package<text:s/></text:span><text:span text:style-name="T375">com.example.gasbookinapp</text:span><text:span text:style-name="T376">;<text:line-break/><text:line-break/>import<text:s/></text:span><text:span text:style-name="T377">androidx.appcompat.app.AppCompatActivity</text:span><text:span text:style-name="T378">;<text:line-break/><text:line-break/>import<text:s/></text:span><text:span text:style-name="T379">android.os.Bundle</text:span><text:span text:style-name="T380">;<text:line-break/>import<text:s/></text:span><text:span text:style-name="T381">android.widget.TextView</text:span><text:span text:style-name="T382">;<text:line-break/><text:line-break/>public class<text:s/></text:span><text:span text:style-name="T383">MainActivity2<text:s/></text:span><text:span text:style-name="T384">extends<text:s/></text:span><text:span text:style-name="T385">AppCompatActivity {<text:line-break/><text:line-break/><text:s text:c="4"/></text:span><text:span text:style-name="T386">@Override<text:line-break/><text:s text:c="4"/></text:span><text:span text:style-name="T387">protected void<text:s/></text:span><text:span text:style-name="T388">onCreate</text:span><text:span text:style-name="T389">(Bundle savedInstanceState) {<text:line-break/><text:s text:c="8"/></text:span><text:span text:style-name="T390">super</text:span><text:span text:style-name="T391">.onCreate(savedInstanceState)</text:span><text:span text:style-name="T392">;<text:line-break/><text:s text:c="8"/></text:span><text:span text:style-name="T393">setContentView(R.layout.</text:span><text:span text:style-name="T394">activity_main2</text:span><text:span text:style-name="T395">)</text:span><text:span text:style-name="T396">;<text:line-break/><text:line-break/><text:s text:c="8"/></text:span><text:span text:style-name="T397">TextView t1 = (TextView) findViewById(R.id.</text:span><text:span text:style-name="T398">textView6</text:span><text:span text:style-name="T399">)</text:span><text:span text:style-name="T400">;<text:line-break/><text:s text:c="8"/></text:span><text:span text:style-name="T401">TextView t2 = (TextView) findViewById(R.id.</text:span><text:span text:style-name="T402">textView7</text:span><text:span text:style-name="T403">)</text:span><text:span text:style-name="T404">;<text:line-break/><text:s text:c="8"/></text:span><text:span text:style-name="T405">TextView t3 = (TextView) findViewById(R.id.</text:span><text:span text:style-name="T406">textView8</text:span><text:span text:style-name="T407">)</text:span><text:span text:style-name="T408">;<text:line-break/><text:line-break/><text:s text:c="8"/></text:span><text:span text:style-name="T409">Bundle extras = getIntent().getExtras()</text:span><text:span text:style-name="T410">;<text:line-break/><text:s text:c="8"/></text:span><text:span text:style-name="T411">String distributor2 = extras.getString(</text:span><text:span text:style-name="T412">"distributor);<text:line-break/><text:s text:c="8"/></text:span><text:span text:style-name="T413">String consumer2= extras.getString(</text:span><text:span text:style-name="T414">"consumer);<text:line-break/><text:s text:c="8"/></text:span><text:span text:style-name="T415">String phone2 = extras.getString(</text:span><text:span text:style-name="T416">"Phone);<text:line-break/><text:line-break/><text:s text:c="8"/></text:span><text:span text:style-name="T417">t1.setText(distributor2)</text:span><text:span text:style-name="T418">;<text:line-break/><text:s text:c="8"/></text:span><text:span text:style-name="T419">t2.setText(consumer2)</text:span><text:span text:style-name="T420">;<text:line-break/><text:s text:c="8"/></text:span><text:span text:style-name="T421">t3.setText(phone2)</text:span><text:span text:style-name="T422">;<text:line-break/><text:line-break/><text:s text:c="4"/></text:span><text:span text:style-name="T423">}<text:line-break/><text:line-break/>}</text:span></text:p>
      <text:p text:style-name="P7"><text:span text:style-name="T424"/></text:p>
      <text:p text:style-name="P7"><text:span text:style-name="T425">activity_main2.xml</text:span></text:p>
      <text:p text:style-name="P7"><text:span text:style-name="T425"/></text:p>
      <text:p text:style-name="P8"><text:span text:style-name="T426">&lt;?</text:span><text:span text:style-name="T427">xml version</text:span><text:span text:style-name="T428">="1.0"<text:s/></text:span><text:span text:style-name="T429">encoding</text:span><text:span text:style-name="T430">="utf-8"</text:span><text:span text:style-name="T431">?&gt;<text:line-break/>&lt;androidx.constraintlayout.widget.ConstraintLayout<text:s/></text:span><text:span text:style-name="T432">xmlns:</text:span><text:span text:style-name="T433">android</text:span><text:span text:style-name="T434">="http://schemas.android.com/apk/res/android"<text:line-break/><text:s text:c="4"/></text:span><text:span text:style-name="T435">xmlns:</text:span><text:span text:style-name="T436">app</text:span><text:span text:style-name="T437">="http://schemas.android.com/apk/res-auto"<text:line-break/><text:s text:c="4"/></text:span><text:span text:style-name="T438">xmlns:</text:span><text:span text:style-name="T439">tools</text:span><text:span text:style-name="T440">="http://schemas.android.com/tools"<text:line-break/><text:s text:c="4"/></text:span><text:span text:style-name="T441">android</text:span><text:span text:style-name="T442">:layout_width</text:span><text:span text:style-name="T443">="match_parent"<text:line-break/><text:s text:c="4"/></text:span><text:span text:style-name="T444">android</text:span><text:span text:style-name="T445">:layout_height</text:span><text:span text:style-name="T446">="match_parent"<text:line-break/><text:s text:c="4"/></text:span><text:span text:style-name="T447">tools</text:span><text:span text:style-name="T448">:context</text:span><text:span text:style-name="T449">=".MainActivity2"</text:span><text:span text:style-name="T450">&gt;<text:line-break/><text:line-break/><text:s text:c="4"/>&lt;TextView<text:line-break/><text:s text:c="8"/></text:span><text:span text:style-name="T451">android</text:span><text:span text:style-name="T452">:id</text:span><text:span text:style-name="T453">="@+id/textView6"<text:line-break/><text:s text:c="8"/></text:span><text:span text:style-name="T454">android</text:span><text:span text:style-name="T455">:layout_width</text:span><text:span text:style-name="T456">="234dp"<text:line-break/><text:s text:c="8"/></text:span><text:span text:style-name="T457">android</text:span><text:span text:style-name="T458">:layout_height</text:span><text:span text:style-name="T459">="39dp"<text:line-break/><text:s text:c="8"/></text:span><text:span text:style-name="T460">android</text:span><text:span text:style-name="T461">:text</text:span><text:span text:style-name="T462">="TextView"<text:line-break/><text:s text:c="8"/></text:span><text:span text:style-name="T463">app</text:span><text:span text:style-name="T464">:layout_constraintBottom_toBottomOf</text:span><text:span text:style-name="T465">="parent"<text:line-break/><text:s text:c="8"/></text:span><text:span text:style-name="T466">app</text:span><text:span text:style-name="T467">:layout_constraintEnd_toEndOf</text:span><text:span text:style-name="T468">="parent"<text:line-break/><text:s text:c="8"/></text:span><text:span text:style-name="T469">app</text:span><text:span text:style-name="T470">:layout_constraintHorizontal_bias</text:span><text:span text:style-name="T471">="0.502"<text:line-break/><text:s text:c="8"/></text:span><text:span text:style-name="T472">app</text:span><text:span text:style-name="T473">:layout_constraintStart_toStartOf</text:span><text:span text:style-name="T474">="parent"<text:line-break/><text:s text:c="8"/></text:span><text:span text:style-name="T475">app</text:span><text:span text:style-name="T476">:layout_constraintTop_toTopOf</text:span><text:span text:style-name="T477">="parent"<text:line-break/><text:s text:c="8"/></text:span><text:span text:style-name="T478">app</text:span><text:span text:style-name="T479">:layout_constraintVertical_bias</text:span><text:span text:style-name="T480">="0.251"<text:s/></text:span><text:span text:style-name="T481">/&gt;<text:line-break/><text:line-break/><text:s text:c="4"/>&lt;TextView<text:line-break/><text:s text:c="8"/></text:span><text:span text:style-name="T482">android</text:span><text:span text:style-name="T483">:id</text:span><text:span text:style-name="T484">="@+id/textView7"<text:line-break/><text:s text:c="8"/></text:span><text:span text:style-name="T485">android</text:span><text:span text:style-name="T486">:layout_width</text:span><text:span text:style-name="T487">="232dp"<text:line-break/><text:s text:c="8"/></text:span><text:span text:style-name="T488">android</text:span><text:span text:style-name="T489">:layout_height</text:span><text:span text:style-name="T490">="43dp"<text:line-break/><text:s text:c="8"/></text:span><text:span text:style-name="T491">android</text:span><text:span text:style-name="T492">:text</text:span><text:span text:style-name="T493">="TextView"<text:line-break/><text:line-break/><text:s text:c="8"/></text:span><text:span text:style-name="T494">app</text:span><text:span text:style-name="T495">:layout_constraintBottom_toBottomOf</text:span><text:span text:style-name="T496">="parent"<text:line-break/><text:s text:c="8"/></text:span><text:span text:style-name="T497">app</text:span><text:span text:style-name="T498">:layout_constraintEnd_toEndOf</text:span><text:span text:style-name="T499">="parent"<text:line-break/><text:s text:c="8"/></text:span><text:span text:style-name="T500">app</text:span><text:span text:style-name="T501">:layout_constraintHorizontal_bias</text:span><text:span text:style-name="T502">="0.497"<text:line-break/><text:s text:c="8"/></text:span><text:span text:style-name="T503">app</text:span><text:span text:style-name="T504">:layout_constraintStart_toStartOf</text:span><text:span text:style-name="T505">="parent"<text:line-break/><text:s text:c="8"/></text:span><text:span text:style-name="T506">app</text:span><text:span text:style-name="T507">:layout_constraintTop_toTopOf</text:span><text:span text:style-name="T508">="parent"<text:line-break/><text:s text:c="8"/></text:span><text:span text:style-name="T509">app</text:span><text:span text:style-name="T510">:layout_constraintVertical_bias</text:span><text:span text:style-name="T511">="0.361"<text:s/></text:span><text:span text:style-name="T512">/&gt;<text:line-break/><text:line-break/><text:s text:c="4"/>&lt;TextView<text:line-break/><text:s text:c="8"/></text:span><text:span text:style-name="T513">android</text:span><text:span text:style-name="T514">:id</text:span><text:span text:style-name="T515">="@+id/textView8"<text:line-break/><text:s text:c="8"/></text:span><text:span text:style-name="T516">android</text:span><text:span text:style-name="T517">:layout_width</text:span><text:span text:style-name="T518">="233dp"<text:line-break/><text:s text:c="8"/></text:span><text:span text:style-name="T519">android</text:span><text:span text:style-name="T520">:layout_height</text:span><text:span text:style-name="T521">="38dp"<text:line-break/><text:s text:c="8"/></text:span><text:span text:style-name="T522">android</text:span><text:span text:style-name="T523">:text</text:span><text:span text:style-name="T524">="TextView"<text:line-break/><text:line-break/><text:s text:c="8"/></text:span><text:span text:style-name="T525">app</text:span><text:span text:style-name="T526">:layout_constraintBottom_toBottomOf</text:span><text:span text:style-name="T527">="parent"<text:line-break/><text:s text:c="8"/></text:span><text:span text:style-name="T528">app</text:span><text:span text:style-name="T529">:layout_constraintEnd_toEndOf</text:span><text:span text:style-name="T530">="parent"<text:line-break/><text:s text:c="8"/></text:span><text:span text:style-name="T531">app</text:span><text:span text:style-name="T532">:layout_constraintHorizontal_bias</text:span><text:span text:style-name="T533">="0.494"<text:line-break/><text:s text:c="8"/></text:span><text:span text:style-name="T534">app</text:span><text:span text:style-name="T535">:layout_constraintStart_toStartOf</text:span><text:span text:style-name="T536">="parent"<text:line-break/><text:s text:c="8"/></text:span><text:span text:style-name="T537">app</text:span><text:span text:style-name="T538">:layout_constraintTop_toTopOf</text:span><text:span text:style-name="T539">="parent"<text:line-break/><text:s text:c="8"/></text:span><text:span text:style-name="T540">app</text:span><text:span text:style-name="T541">:layout_constraintVertical_bias</text:span><text:span text:style-name="T542">="0.454"<text:s/></text:span><text:span text:style-name="T543">/&gt;<text:line-break/><text:line-break/><text:s text:c="4"/>&lt;TextView<text:line-break/><text:s text:c="8"/></text:span><text:span text:style-name="T544">android</text:span><text:span text:style-name="T545">:id</text:span><text:span text:style-name="T546">="@+id/textView9"<text:line-break/><text:s text:c="8"/></text:span><text:span text:style-name="T547">android</text:span><text:span text:style-name="T548">:layout_width</text:span><text:span text:style-name="T549">="274dp"<text:line-break/><text:s text:c="8"/></text:span><text:span text:style-name="T550">android</text:span><text:span text:style-name="T551">:layout_height</text:span><text:span text:style-name="T552">="35dp"<text:line-break/><text:s text:c="8"/></text:span><text:span text:style-name="T553">android</text:span><text:span text:style-name="T554">:text</text:span><text:span text:style-name="T555">="BOOKING STATUS"<text:line-break/><text:s text:c="8"/></text:span><text:span text:style-name="T556">android</text:span><text:span text:style-name="T557">:textColor</text:span><text:span text:style-name="T558">="@color/design_default_color_primary_dark"<text:line-break/><text:s text:c="8"/></text:span><text:span text:style-name="T559">android</text:span><text:span text:style-name="T560">:textAlignment</text:span><text:span text:style-name="T561">="center"<text:line-break/><text:s text:c="8"/></text:span><text:span text:style-name="T562">android</text:span><text:span text:style-name="T563">:textStyle</text:span><text:span text:style-name="T564">="bold"<text:line-break/><text:s text:c="8"/></text:span><text:span text:style-name="T565">android</text:span><text:span text:style-name="T566">:textSize</text:span><text:span text:style-name="T567">="20sp"<text:line-break/><text:s text:c="8"/></text:span><text:span text:style-name="T568">tools</text:span><text:span text:style-name="T569">:layout_editor_absoluteX</text:span><text:span text:style-name="T570">="81dp"<text:line-break/><text:s text:c="8"/></text:span><text:span text:style-name="T571">tools</text:span><text:span text:style-name="T572">:layout_editor_absoluteY</text:span><text:span text:style-name="T573">="83dp"<text:s/></text:span><text:span text:style-name="T574">/&gt;<text:line-break/><text:line-break/>&lt;/androidx.constraintlayout.widget.ConstraintLayout&gt;</text:span></text:p>
      <text:p text:style-name="P8"><text:span text:style-name="T574"/></text:p>
      <text:p text:style-name="P8"><text:span text:style-name="T574"/></text:p>
      <text:p text:style-name="P8"><text:span text:style-name="T574"/></text:p>
      <text:p text:style-name="P8"><text:span text:style-name="T574"/></text:p>
      <text:p text:style-name="P8"><text:span text:style-name="T575">output</text:span></text:p>
      <text:p text:style-name="P8"><text:span text:style-name="T575"/></text:p>
      <text:p text:style-name="P9"><draw:frame text:anchor-type="as-char" svg:width="88.11mm" svg:height="188.91mm" style:rel-width="scale" style:rel-height="scale"><draw:object-ole xlink:href="OleObj1"/><draw:image xlink:href="ObjectReplacements/OleObj1"/></draw:frame><text:span text:style-name="T575"/></text:p>
      <text:p text:style-name="P10"><text:span text:style-name="T576"/></text:p>
      <text:p text:style-name="P11"><text:span text:style-name="T57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